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93f10" officeooo:paragraph-rsid="00093f10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93f10" officeooo:paragraph-rsid="00093f1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0b25b4" officeooo:paragraph-rsid="000b25b4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officeooo:rsid="000b25b4" officeooo:paragraph-rsid="0010e690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bold" officeooo:rsid="00093f10" officeooo:paragraph-rsid="00093f10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bold" officeooo:rsid="00093f10" officeooo:paragraph-rsid="000b25b4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font-weight="bold" officeooo:rsid="000b25b4" officeooo:paragraph-rsid="000b25b4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font-weight="bold" officeooo:rsid="000b25b4" officeooo:paragraph-rsid="0010e690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093f10" officeooo:paragraph-rsid="000b25b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0b25b4" officeooo:paragraph-rsid="000b25b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style="normal" fo:font-weight="normal" officeooo:rsid="000ca2bc" officeooo:paragraph-rsid="000b25b4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style="normal" fo:font-weight="normal" officeooo:rsid="0010e690" officeooo:paragraph-rsid="0010e690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style="normal" fo:font-weight="normal" officeooo:rsid="0010e690" officeooo:paragraph-rsid="0013160a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bold" officeooo:rsid="000b25b4" officeooo:paragraph-rsid="0013160a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4pt" fo:font-weight="bold" officeooo:rsid="000b25b4" officeooo:paragraph-rsid="0013160a" style:font-size-asian="12.25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25b4" style:font-weight-asian="normal" style:font-weight-complex="normal"/>
    </style:style>
    <style:style style:name="T3" style:family="text">
      <style:text-properties fo:font-weight="normal" officeooo:rsid="000b868c" style:font-weight-asian="normal" style:font-weight-complex="normal"/>
    </style:style>
    <style:style style:name="T4" style:family="text">
      <style:text-properties fo:font-style="italic" fo:font-weight="normal" officeooo:rsid="000b868c" style:font-style-asian="italic" style:font-weight-asian="normal" style:font-style-complex="italic" style:font-weight-complex="normal"/>
    </style:style>
    <style:style style:name="T5" style:family="text">
      <style:text-properties fo:font-style="normal" fo:font-weight="normal" officeooo:rsid="000b868c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b99df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ca2bc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0dbfdd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0e690" style:font-style-asian="normal" style:font-weight-asian="normal" style:font-style-complex="normal" style:font-weight-complex="normal"/>
    </style:style>
    <style:style style:name="T10" style:family="text">
      <style:text-properties officeooo:rsid="0010e690"/>
    </style:style>
    <style:style style:name="T11" style:family="text">
      <style:text-properties officeooo:rsid="001316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S-27/2018: Processamento Distribuído</text:p>
      <text:p text:style-name="P1">CTA – ITA – IEC</text:p>
      <text:p text:style-name="P1">Prof.a Juliana e Prof Vitor</text:p>
      <text:p text:style-name="P1"/>
      <text:p text:style-name="P1">Atividade 2: Logical Clock</text:p>
      <text:p text:style-name="P1">Aluno: Gustavo Nahum Alvarez Ferreira</text:p>
      <text:p text:style-name="P1"/>
      <text:p text:style-name="P1"/>
      <text:p text:style-name="P1"/>
      <text:p text:style-name="P1"/>
      <text:p text:style-name="P1"/>
      <text:p text:style-name="P1"/>
      <text:p text:style-name="P2">Tarefa 1</text:p>
      <text:p text:style-name="P5"><text:tab/><text:span text:style-name="T1">O funcionamento do programa cliente-servidor usando conexão UDP foi testado com o cliente ligado em um terminal, e o servidor em outro terminal.</text:span></text:p>
      <text:p text:style-name="P6"><text:span text:style-name="T1"><text:tab/></text:span><text:span text:style-name="T2">Q</text:span><text:span text:style-name="T1">uando o cliente estava ligado, mas o servidor não, o terminal do cliente imprimia uma mensagem de erro, alertando que a conexão entre a porta do cliente e a porta do servidor (10001) foi recusada.</text:span></text:p>
      <text:p text:style-name="P9"><text:tab/>Já quando o servidor estava ligado, porém o cliente não, o terminal do servidor não imprime nenhuma mensagem, demonstrando que o servidor apenas permanece escutando sua porta, porém sem estabelecer comunicação com o cliente.</text:p>
      <text:p text:style-name="P6"><text:span text:style-name="T1"><text:tab/>Por fim, quando ambos estão ligados, o terminal do </text:span><text:span text:style-name="T2">servidor imprime as mensagens que foram recebidas da comunicação com o cliente, isto é, a sequência de números inteiros em ordem crescente, acompanhada do endereço em que está situado o cliente quando a comunicação foi estabelecida.</text:span></text:p>
      <text:p text:style-name="P10"/>
      <text:p text:style-name="P10"/>
      <text:p text:style-name="P3">Tarefa 2</text:p>
      <text:p text:style-name="P7"><text:tab/><text:span text:style-name="T3">Ao juntar em um só arquivo </text:span><text:span text:style-name="T4">Process.go</text:span><text:span text:style-name="T5"> os códigos do cliente e do servidor, um único processo passou a ser capaz de enviar e de receber mensagens. Assim, foi possível ter vários processos se comunicando.</text:span></text:p>
      <text:p text:style-name="P7"><text:span text:style-name="T5"><text:tab/>Num primeiro teste, fez-se a comunicação entre dois processos, um deles com o servidor recebendo a porta 10004, e no outro o servidor recebendo a porta 10003. Ao rodar o sistema nessa configuração, verificou-se que a comunicação foi estabelecida com êxito: cada processo continuou recebendo números inteiros sequenciais do outro processo. Contudo, a sequência </text:span><text:span text:style-name="T6">de inteiros </text:span><text:span text:style-name="T5">que eles recebiam diferia entre si: o processo que foi iniciado no terminal mais tarde </text:span><text:span text:style-name="T6">recebeu, como primeira mensagem, não o número “</text:span><text:span text:style-name="T8">0</text:span><text:span text:style-name="T6">”, mas o “6”, porque as demais mensagens não foram recebidas; em contrapartida, este processo que iniciou mais tarde começou a transmissão de suas mensagens quando o outro já estava ativo, portanto todas as suas mensagens foram entregues com sucesso, e o primeiro processo imprimiu inteiros a partir do número “</text:span><text:span text:style-name="T8">0</text:span><text:span text:style-name="T6">”.</text:span></text:p>
      <text:p text:style-name="P7"><text:span text:style-name="T6"><text:tab/>No segundo teste, fez-se a comunicação entre três processos, um com o servidor recebendo a porta 10002, outro com servidor na porta 10003 e o último com servidor na porta 10004. </text:span><text:span text:style-name="T7">Novamente, pôde-se verificar que mensagens começaram a ser entregues corretamente a partir do momento em que os dois primeiros processos foram ligados. Quando, por fim, o terceiro foi ligado, não houve mais mensagens de erro impressas, e todos estavam recebendo as mensagens que eram </text:span><text:soft-page-break/><text:span text:style-name="T7">mandadas pelos outros dois processos. Dessa forma, foi possível perceber que cada processo recebia o mesmo número duas vezes (pois havia dois processos enviando esses mesmos números).</text:span></text:p>
      <text:p text:style-name="P11"/>
      <text:p text:style-name="P11"/>
      <text:p text:style-name="P4">Tarefa <text:span text:style-name="T10">3</text:span></text:p>
      <text:p text:style-name="P8"><text:span text:style-name="T7"><text:tab/></text:span><text:span text:style-name="T9">Com as alterações feitas no sistema, os processos foram capazes de trocar mensagens entre si como antes, porém além disso também passaram a reconhecer entradas do usuário no terminal.</text:span></text:p>
      <text:p text:style-name="P12"><text:tab/>Dessa forma, ao inserir caracteres no terminal de cada processo, o terminal imprimiu as entradas que recebeu do teclado, conforme era desejado. Esse comportamento não atrapalhou a impressão das mensagens que eram trocadas entre os processos, de forma que nenhuma mensagem trocada entre eles foi perdida.</text:p>
      <text:p text:style-name="P12"/>
      <text:p text:style-name="P12"/>
      <text:p text:style-name="P15">Tarefa <text:span text:style-name="T11">4</text:span></text:p>
      <text:p text:style-name="P14"><text:span text:style-name="T7"><text:tab/></text:span><text:span text:style-name="T9">Com as alterações feitas no sistema, os processos foram capazes de trocar mensagens entre si como antes, porém além disso também passaram a reconhecer entradas do usuário no terminal.</text:span></text:p>
      <text:p text:style-name="P13"><text:tab/>Dessa forma, ao inserir caracteres no terminal de cada processo, o terminal imprimiu as entradas que recebeu do teclado, conforme era desejado. Esse comportamento não atrapalhou a impressão das mensagens que eram trocadas entre os processos, de forma que nenhuma mensagem trocada entre eles foi perdi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9T15:48:28.953734336</meta:creation-date>
    <meta:generator>LibreOffice/5.2.7.2$Linux_X86_64 LibreOffice_project/20m0$Build-2</meta:generator>
    <dc:date>2018-08-23T07:39:56.767060117</dc:date>
    <meta:editing-duration>PT11H45M17S</meta:editing-duration>
    <meta:editing-cycles>5</meta:editing-cycles>
    <meta:document-statistic meta:table-count="0" meta:image-count="0" meta:object-count="0" meta:page-count="2" meta:paragraph-count="20" meta:word-count="581" meta:character-count="3674" meta:non-whitespace-character-count="3100"/>
  </office:meta>
</office:document-meta>
</file>